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60000024523A5292E.png" manifest:media-type="image/png"/>
  <manifest:file-entry manifest:full-path="Pictures/100000010000016500000246C5653EE4.png" manifest:media-type="image/png"/>
  <manifest:file-entry manifest:full-path="Pictures/10000001000001640000024138663DB1.png" manifest:media-type="image/png"/>
  <manifest:file-entry manifest:full-path="Pictures/1000000100000160000002431B0313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char" svg:x="0.037cm" svg:y="-0.397cm" svg:width="7.639cm" svg:height="12.397cm" draw:z-index="0"><draw:image xlink:href="Pictures/10000001000001660000024523A5292E.png" xlink:type="simple" xlink:show="embed" xlink:actuate="onLoad" draw:mime-type="image/png"/></draw:frame><draw:frame draw:style-name="fr1" draw:name="Bild2" text:anchor-type="char" svg:x="9.255cm" svg:y="-0.437cm" svg:width="7.646cm" svg:height="12.464cm" draw:z-index="1"><draw:image xlink:href="Pictures/100000010000016500000246C5653EE4.png" xlink:type="simple" xlink:show="embed" xlink:actuate="onLoad" draw:mime-type="image/png"/></draw:frame><draw:frame draw:style-name="fr1" draw:name="Bild3" text:anchor-type="char" svg:x="0.113cm" svg:y="13.585cm" svg:width="7.567cm" svg:height="12.448cm" draw:z-index="2"><draw:image xlink:href="Pictures/1000000100000160000002431B03137F.png" xlink:type="simple" xlink:show="embed" xlink:actuate="onLoad" draw:mime-type="image/png"/></draw:frame><draw:frame draw:style-name="fr1" draw:name="Bild4" text:anchor-type="char" svg:x="9.479cm" svg:y="13.559cm" svg:width="7.486cm" svg:height="12.464cm" draw:z-index="3"><draw:image xlink:href="Pictures/10000001000001640000024138663D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30T17:36:15.146000000</meta:creation-date>
    <dc:date>2025-11-30T17:40:08.813000000</dc:date>
    <meta:editing-duration>PT3M53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24.2.2.2$Windows_X86_64 LibreOffice_project/d56cc158d8a96260b836f100ef4b4ef25d6f1a01</meta:generator>
  </office:meta>
</office:document-meta>
</file>